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a6ce3" officeooo:paragraph-rsid="001a6ce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6ce3" officeooo:paragraph-rsid="001a6ce3" style:font-weight-asian="bold" style:font-weight-complex="bold"/>
    </style:style>
    <style:style style:name="P3" style:family="paragraph" style:parent-style-name="Standard">
      <style:text-properties officeooo:rsid="001a6ce3" officeooo:paragraph-rsid="001a6ce3"/>
    </style:style>
    <style:style style:name="P4" style:family="paragraph" style:parent-style-name="Standard">
      <style:text-properties officeooo:rsid="001b287a" officeooo:paragraph-rsid="001b287a"/>
    </style:style>
    <style:style style:name="P5" style:family="paragraph" style:parent-style-name="Standard">
      <style:text-properties officeooo:rsid="001cc037" officeooo:paragraph-rsid="001cc037"/>
    </style:style>
    <style:style style:name="P6" style:family="paragraph" style:parent-style-name="Standard">
      <style:text-properties officeooo:rsid="001cf219" officeooo:paragraph-rsid="001cf219"/>
    </style:style>
    <style:style style:name="P7" style:family="paragraph" style:parent-style-name="Standard">
      <style:text-properties officeooo:rsid="001fc317" officeooo:paragraph-rsid="001fc317"/>
    </style:style>
    <style:style style:name="P8" style:family="paragraph" style:parent-style-name="Standard">
      <style:text-properties officeooo:rsid="00233ccb" officeooo:paragraph-rsid="00233ccb"/>
    </style:style>
    <style:style style:name="P9" style:family="paragraph" style:parent-style-name="Standard">
      <style:text-properties officeooo:rsid="00233ccb" officeooo:paragraph-rsid="002725d6"/>
    </style:style>
    <style:style style:name="P10" style:family="paragraph" style:parent-style-name="Standard">
      <style:text-properties officeooo:rsid="00244e39" officeooo:paragraph-rsid="00244e39"/>
    </style:style>
    <style:style style:name="P11" style:family="paragraph" style:parent-style-name="Standard">
      <style:text-properties officeooo:rsid="002725d6" officeooo:paragraph-rsid="002725d6"/>
    </style:style>
    <style:style style:name="P12" style:family="paragraph" style:parent-style-name="Standard">
      <style:text-properties officeooo:rsid="002c7411" officeooo:paragraph-rsid="002c7411"/>
    </style:style>
    <style:style style:name="P13" style:family="paragraph" style:parent-style-name="Standard">
      <style:text-properties officeooo:rsid="002deb8a" officeooo:paragraph-rsid="002deb8a"/>
    </style:style>
    <style:style style:name="P14" style:family="paragraph" style:parent-style-name="Standard">
      <style:text-properties officeooo:rsid="002e2b37" officeooo:paragraph-rsid="002e2b37"/>
    </style:style>
    <style:style style:name="P15" style:family="paragraph" style:parent-style-name="Standard">
      <style:text-properties officeooo:rsid="002f82aa" officeooo:paragraph-rsid="00309966"/>
    </style:style>
    <style:style style:name="P16" style:family="paragraph" style:parent-style-name="Standard">
      <style:text-properties officeooo:rsid="00322167" officeooo:paragraph-rsid="00322167"/>
    </style:style>
    <style:style style:name="P17" style:family="paragraph" style:parent-style-name="Standard">
      <style:text-properties officeooo:rsid="003399ba" officeooo:paragraph-rsid="003399ba"/>
    </style:style>
    <style:style style:name="P18" style:family="paragraph" style:parent-style-name="Standard">
      <style:text-properties fo:font-weight="bold" officeooo:rsid="001b287a" officeooo:paragraph-rsid="001b287a" style:font-weight-asian="bold" style:font-weight-complex="bold"/>
    </style:style>
    <style:style style:name="P19" style:family="paragraph" style:parent-style-name="Standard">
      <style:paragraph-properties fo:break-before="page"/>
      <style:text-properties fo:font-weight="bold" officeooo:rsid="001b287a" officeooo:paragraph-rsid="001b287a" style:font-weight-asian="bold" style:font-weight-complex="bold"/>
    </style:style>
    <style:style style:name="P20" style:family="paragraph" style:parent-style-name="Standard">
      <style:paragraph-properties fo:break-before="page"/>
      <style:text-properties officeooo:rsid="00310338" officeooo:paragraph-rsid="00310338"/>
    </style:style>
    <style:style style:name="T1" style:family="text">
      <style:text-properties officeooo:rsid="001cf219"/>
    </style:style>
    <style:style style:name="T2" style:family="text">
      <style:text-properties officeooo:rsid="00244e39"/>
    </style:style>
    <style:style style:name="T3" style:family="text">
      <style:text-properties officeooo:rsid="002f1932"/>
    </style:style>
    <style:style style:name="T4" style:family="text">
      <style:text-properties officeooo:rsid="002f82aa"/>
    </style:style>
    <style:style style:name="T5" style:family="text">
      <style:text-properties fo:font-weight="bold" officeooo:rsid="001b287a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Εξέταση Γλώσσες Προγραμματισμού</text:p>
      <text:p text:style-name="P1"/>
      <text:p text:style-name="P1">Θοδωρής Φρίξος Παπαρρηγόπουλος </text:p>
      <text:p text:style-name="P1">el18040</text:p>
      <text:p text:style-name="P1"/>
      <text:p text:style-name="P18">Θέμα 1</text:p>
      <text:p text:style-name="P4"/>
      <text:p text:style-name="P5">a) &lt;S&gt; -&gt; ( &lt;L&gt; ) -&gt; ( &lt;L&gt; , &lt;S&gt; ) -&gt; ( <text:span text:style-name="T1">&lt;L&gt;, </text:span>&lt;S&gt;, <text:s/>&lt;L&gt;) -&gt; <text:span text:style-name="T1">(&lt;S&gt;, a, &lt;S&gt;) -&gt; </text:span></text:p>
      <text:p text:style-name="P6">((&lt;L&gt;), a, (&lt;L&gt;)) - &gt; ((&lt;L&gt;,&lt;S&gt;), a, (a)) -&gt; ((&lt;S&gt;,a),a,(a)) -&gt; ((a,a),a,(a)).</text:p>
      <text:p text:style-name="P5"/>
      <text:p text:style-name="P6">b) </text:p>
      <text:p text:style-name="P14">Η γραμματική δεν είναι <text:span text:style-name="T3">ambiguous</text:span>καθώς η γραμματική αυτή είναι αριστερά προσεταιριστική και ορίζει την προτεραιότητα στα “,”, και “()”. </text:p>
      <text:p text:style-name="P7"/>
      <text:p text:style-name="P7">c) <text:s/><text:span text:style-name="T4">Η γραμματική παράγει είτε σκέτο α είτε tuples με τερματικό μόνο το α διαχωρισμένα με κόμα.</text:span></text:p>
      <text:p text:style-name="P15">Δηλάδη (a,a,a) ή (a,(a), (a,a,a))</text:p>
      <text:p text:style-name="P15"><text:span text:style-name="T5"/></text:p>
      <text:p text:style-name="P15"><text:span text:style-name="T5"/></text:p>
      <text:p text:style-name="P15"><text:span text:style-name="T5">Θέμα 2</text:span></text:p>
      <text:p text:style-name="P4"/>
      <text:p text:style-name="P8">a. </text:p>
      <text:p text:style-name="P16">fun common.. x y = </text:p>
      <text:p text:style-name="P16"><text:tab/>let </text:p>
      <text:p text:style-name="P16"><text:tab/><text:tab/>fun aux(h1::t) (h2::t2) prefix = </text:p>
      <text:p text:style-name="P16"><text:tab/><text:tab/><text:tab/>if h1 = h2 then aux t1 t2 (prefix @ [h1])</text:p>
      <text:p text:style-name="P16"><text:tab/><text:tab/><text:tab/>else (prefix, (h1::t), (h2::t2)</text:p>
      <text:p text:style-name="P16"><text:tab/><text:tab/>| aux s1 s2 prefix = (prefix, s1,s2)</text:p>
      <text:p text:style-name="P16"><text:tab/>in aux x y []</text:p>
      <text:p text:style-name="P16"><text:tab/>end;</text:p>
      <text:p text:style-name="P12"/>
      <text:p text:style-name="P8">b. Αν του περάσουμε για λίστα το [1,1,2,3,4,5] τότε θα αληθεύσει. Θα failari το 2ο unique όμως θα μπει στο 3ο. </text:p>
      <text:p text:style-name="P8"/>
      <text:p text:style-name="P8">unique([]).</text:p>
      <text:p text:style-name="P8">unique([Item | Rest]):-</text:p>
      <text:p text:style-name="P8"><text:s text:c="4"/>\+ member(Item, Rest), unique(Rest).</text:p>
      <text:p text:style-name="P8"/>
      <text:p text:style-name="P8">c.</text:p>
      <text:p text:style-name="P10">Το ΑΜ είανι 040 -&gt; ΑΜ1 = ΑΜ3 = 0 και ΑΜ2 = 4</text:p>
      <text:p text:style-name="P10">γ1. 4 17 0 42 4 17 </text:p>
      <text:p text:style-name="P10">γ2. 4 17 0 42 42 </text:p>
      <text:p text:style-name="P10"/>
      <text:p text:style-name="P9">d. <text:span text:style-name="T2">Το ΑΜ είανι 040 -&gt; ΑΜ1 = ΑΜ3 = 0 και ΑΜ2 = 4</text:span></text:p>
      <text:p text:style-name="P11">δ1. 4 0 4 0</text:p>
      <text:p text:style-name="P11">δ2. 4 4 0 0</text:p>
      <text:p text:style-name="P8"/>
      <text:p text:style-name="P11">f(4) - &gt; g(4,0) -&gt; print (4,0) -&gt; x = 0 -&gt; print(4) -&gt; print(0)</text:p>
      <text:p text:style-name="P11"/>
      <text:p text:style-name="P11">f(4) -&gt; g(4,0)-&gt; print(4, 4) -&gt; x_f = 0 -&gt; print(x_f) = 0 -&gt; print(x) = 0 </text:p>
      <text:p text:style-name="P4"/>
      <text:p text:style-name="P19">Θέμα 4</text:p>
      <text:p text:style-name="P4"/>
      <text:p text:style-name="P4"/>
      <text:p text:style-name="P4">datatype 'a tree = Leaf | Node of 'a * 'a tree * 'a tree</text:p>
      <text:p text:style-name="P4"/>
      <text:p text:style-name="P4">fun trim Leaf = [Leaf]</text:p>
      <text:p text:style-name="P4"><text:s text:c="4"/>| trim Node(value, left, right) = </text:p>
      <text:p text:style-name="P4"><text:s text:c="4"/>let </text:p>
      <text:p text:style-name="P4"><text:s text:c="8"/>fun is_different(value, Leaf) = false</text:p>
      <text:p text:style-name="P4"><text:s text:c="12"/>| is_different(value, Node(v,l,r)) = </text:p>
      <text:p text:style-name="P4"><text:s text:c="16"/>if value mod 2 = 1 then true</text:p>
      <text:p text:style-name="P4"><text:s text:c="16"/>else false</text:p>
      <text:p text:style-name="P4"/>
      <text:p text:style-name="P4"><text:s text:c="8"/>fun help(Leaf, acc) = acc</text:p>
      <text:p text:style-name="P4"><text:s text:c="12"/>| help(Node(n, l, r), acc) = </text:p>
      <text:p text:style-name="P4"><text:s text:c="16"/>let </text:p>
      <text:p text:style-name="P4"><text:s text:c="20"/>val left = is_different(n, l)</text:p>
      <text:p text:style-name="P4"><text:s text:c="20"/>val right = is_different(n,r)</text:p>
      <text:p text:style-name="P4"><text:s text:c="20"/></text:p>
      <text:p text:style-name="P4"><text:s text:c="16"/>in <text:s/></text:p>
      <text:p text:style-name="P4"><text:s text:c="16"/>end</text:p>
      <text:p text:style-name="P4"><text:s text:c="16"/></text:p>
      <text:p text:style-name="P4"/>
      <text:p text:style-name="P4"><text:s text:c="4"/>in </text:p>
      <text:p text:style-name="P4"><text:s text:c="8"/>(help(tree, []))</text:p>
      <text:p text:style-name="P4"><text:s text:c="4"/>end;</text:p>
      <text:p text:style-name="P19">Θέμα 5</text:p>
      <text:p text:style-name="P4"/>
      <text:p text:style-name="P13">a)</text:p>
      <text:p text:style-name="P13">n(_,_,_).</text:p>
      <text:p text:style-name="P13"/>
      <text:p text:style-name="P13">find_max(n(A,B,C), Res):- integer(A),integer(B),integer(C), M1 is max(A,B), Res is max(M1,C).</text:p>
      <text:p text:style-name="P13">find_max(n(A,B,C), Res):- integer(A), integer(B), M1 is max(A,B), find_max(C, M2), Res is max(M1,M2).</text:p>
      <text:p text:style-name="P13">find_max(n(A,B,C), Res):- integer(A), integer(C), <text:s/>M1 is max(A,C), find_max(B, M2), Res is max(M1,M2).</text:p>
      <text:p text:style-name="P13">find_max(n(A,B,C), Res):- integer(B), integer(C), <text:s/>M1 is max(B,C), find_max(A, M2), Res is max(M1,M2).</text:p>
      <text:p text:style-name="P13"/>
      <text:p text:style-name="P13">find_max(n(A,B,C), Res):- integer(A), find_max(B,M1), find_max(C,M2), M3 is max(M1,M2), Res is max(A,M3).</text:p>
      <text:p text:style-name="P13">find_max(n(A,B,C), Res):- integer(B), find_max(A,M1), find_max(C,M2), M3 is max(M1,M2), Res is max(B,M3).</text:p>
      <text:p text:style-name="P13">find_max(n(A,B,C), Res):- integer(C), find_max(A,M1), find_max(B,M2), M3 is max(M1,M2), Res is max(C,M3).</text:p>
      <text:p text:style-name="P13">find_max(n(A,B,C), Res):- find_max(A,M1), find_max(B,M2), find_max(C,M3), M4 is max(M1,M2), Res is max(M4, M3).</text:p>
      <text:p text:style-name="P13"><text:s/></text:p>
      <text:p text:style-name="P13"/>
      <text:p text:style-name="P13">maximize(n(A,B,C), MaxTree):-</text:p>
      <text:p text:style-name="P13"><text:s text:c="4"/>find_max(n(A,B,C), Max),</text:p>
      <text:p text:style-name="P13"><text:s text:c="4"/>updateTree(n(A,B,C), MaxTree, Max).</text:p>
      <text:p text:style-name="P13"/>
      <text:p text:style-name="P13">updateTree(n(A,B,C), MaxTree, Max):- integer(A),integer(B),integer(C), MaxTree = n(Max,Max,Max).</text:p>
      <text:p text:style-name="P13">updateTree(n(A,B,C), MaxTree, Max):- integer(A),integer(C), updateTree(B, T, Max), MaxTree = n(Max, T ,Max).</text:p>
      <text:p text:style-name="P13">updateTree(n(A,B,C), MaxTree, Max):- integer(A),integer(B), updateTree(C, T, Max), MaxTree = n(Max, Max, T). </text:p>
      <text:p text:style-name="P13">updateTree(n(A,B,C), MaxTree, Max):- integer(C),integer(B), updateTree(A, T, Max), MaxTree = n(T, Max ,Max). </text:p>
      <text:p text:style-name="P13">updateTree(n(A,B,C), MaxTree, Max):- integer(A), updateTree(B,T1,Max), updateTree(C,T2,Max), MaxTree = n(Max,T1,T2).</text:p>
      <text:p text:style-name="P13">updateTree(n(A,B,C), MaxTree, Max):- integer(B), updateTree(A,T1,Max), updateTree(C,T2,Max), MaxTree = n(T1,Max,T2).</text:p>
      <text:p text:style-name="P13">updateTree(n(A,B,C), MaxTree, Max):- integer(C), updateTree(B,T1,Max), updateTree(A,T2,Max), MaxTree = n(T2,T1,Max).</text:p>
      <text:p text:style-name="P13">updateTree(n(A,B,C), MaxTree, Max):- updateTree(A,T,Max), updateTree(B,T1,Max), updateTree(C,T2,Max), MaxTree = n(T,T1,T2).</text:p>
      <text:p text:style-name="P13"/>
      <text:p text:style-name="P20">b) </text:p>
      <text:p text:style-name="P13">n(_,_,_).</text:p>
      <text:p text:style-name="P13">is_odd_sum(n(A,B,C)):- integer(A),integer(B),integer(C), Sum is A + B + C, Sum mod 2 =:= 1.</text:p>
      <text:p text:style-name="P13"><text:s/></text:p>
      <text:p text:style-name="P13">unoddsum(n(A,B,C), Term):- integer(A),integer(B),integer(C), </text:p>
      <text:p text:style-name="P13">(</text:p>
      <text:p text:style-name="P13"><text:s text:c="4"/>is_odd_sum(n(A,B,C)) -&gt; Term is 17;</text:p>
      <text:p text:style-name="P13"><text:s text:c="4"/>Term = n(A,B,C)</text:p>
      <text:p text:style-name="P13">).</text:p>
      <text:p text:style-name="P13">unoddsum(n(A,B,C), Term):- integer(A),integer(B), unoddsum(C, T1), </text:p>
      <text:p text:style-name="P13">(</text:p>
      <text:p text:style-name="P13"><text:s text:c="4"/>integer(T1), is_odd_sum(T1) -&gt; <text:s/></text:p>
      <text:p text:style-name="P13"><text:s text:c="8"/>(</text:p>
      <text:p text:style-name="P13"><text:s text:c="12"/>is_odd_sum(n(A,B,17))-&gt; Term is 17;</text:p>
      <text:p text:style-name="P13"><text:s text:c="12"/>Term = n(A,B,17)</text:p>
      <text:p text:style-name="P13"><text:s text:c="8"/>);</text:p>
      <text:p text:style-name="P13"><text:s text:c="4"/>Term = n(A,B,T1)</text:p>
      <text:p text:style-name="P13">).</text:p>
      <text:p text:style-name="P13">unoddsum(n(A,B,C), Term):- integer(A),integer(C), unoddsum(B, T1), </text:p>
      <text:p text:style-name="P13">(</text:p>
      <text:p text:style-name="P13"><text:s text:c="4"/>integer(T1), is_odd_sum(T1) -&gt; <text:s/></text:p>
      <text:p text:style-name="P13"><text:s text:c="8"/>(</text:p>
      <text:p text:style-name="P13"><text:s text:c="12"/>is_odd_sum(n(A,17,C))-&gt; Term is 17;</text:p>
      <text:p text:style-name="P13"><text:s text:c="12"/>Term = n(A,17,C)</text:p>
      <text:p text:style-name="P13"><text:s text:c="8"/>);</text:p>
      <text:p text:style-name="P13"><text:s text:c="4"/>Term = n(A,T1,C)</text:p>
      <text:p text:style-name="P13">).</text:p>
      <text:p text:style-name="P13">unoddsum(n(A,B,C), Term):- integer(B),integer(C), unoddsum(A, T1), </text:p>
      <text:p text:style-name="P13">(</text:p>
      <text:p text:style-name="P13"><text:s text:c="4"/>integer(T1), is_odd_sum(T1) -&gt; <text:s/></text:p>
      <text:p text:style-name="P13"><text:s text:c="8"/>(</text:p>
      <text:p text:style-name="P13"><text:s text:c="12"/>is_odd_sum(n(17,B,C))-&gt; Term is 17;</text:p>
      <text:p text:style-name="P13"><text:s text:c="12"/>Term = n(17,B,c)</text:p>
      <text:p text:style-name="P13"><text:s text:c="8"/>);</text:p>
      <text:p text:style-name="P13"><text:s text:c="4"/>Term = n(T1,B,C)</text:p>
      <text:p text:style-name="P13">).</text:p>
      <text:p text:style-name="P13"/>
      <text:p text:style-name="P13">unoddsum(n(A,B,C), Term):- integer(A), unoddsum(B, T1), unoddsum(C,T2). % check for 17 solutions and decide </text:p>
      <text:p text:style-name="P13">unoddsum(n(A,B,C), Term):- integer(B), unoddsum(A, T1), unoddsum(C,T2), unoddsum(n(T1,B,T2) Term). % check for 17 solutions and decide </text:p>
      <text:p text:style-name="P13">unoddsum(n(A,B,C), Term):- integer(C), unoddsum(B, T2), unoddsum(A,T1), unoddsum(n(T1,T2,C) Term). % check for 17 solutions and decide </text:p>
      <text:p text:style-name="P13">unoddsum(n(A,B,C), Term):- unoddsum(A, T1), unoddsum(B,T2), unoddsum(C,T3), unoddsum(n(T1,T2,T3) Term). % check for 17 solutions and decide </text:p>
      <text:p text:style-name="P13"/>
      <text:p text:style-name="P17">c) Ναι μπορούμε! Εστω συνάρτηση που επιστρεφει το αποτέλεσμα. Βελτιώνουμε με αυτή τα υποδέντρα και έπειτα να ανακατασκευάσουμε το δέντρο μας.</text:p>
      <text:p text:style-name="P19">Θέμα 6 <text:s/></text:p>
      <text:p text:style-name="P4"/>
      <text:p text:style-name="P4">def sliding(list, K):</text:p>
      <text:p text:style-name="P4"><text:s text:c="4"/>sums = dict()</text:p>
      <text:p text:style-name="P4"><text:s/></text:p>
      <text:p text:style-name="P4"><text:s text:c="4"/>sum = 0</text:p>
      <text:p text:style-name="P4"><text:s text:c="4"/>for i in range(K):</text:p>
      <text:p text:style-name="P4"><text:s text:c="8"/>sum += list[i]</text:p>
      <text:p text:style-name="P4"><text:s text:c="4"/>sums[sum]= 1</text:p>
      <text:p text:style-name="P4"/>
      <text:p text:style-name="P4"><text:s text:c="4"/>for i in range(K, len(list)):</text:p>
      <text:p text:style-name="P4"><text:s text:c="8"/>sum += list[i] - list[i - K]</text:p>
      <text:p text:style-name="P4"><text:s text:c="8"/>if sum in sums:</text:p>
      <text:p text:style-name="P4"><text:s text:c="12"/>sums[sum] += 1</text:p>
      <text:p text:style-name="P4"><text:s text:c="8"/>else:</text:p>
      <text:p text:style-name="P4"><text:s text:c="12"/>sums[sum] = 1</text:p>
      <text:p text:style-name="P4"><text:s text:c="4"/>ans = -1</text:p>
      <text:p text:style-name="P4"><text:s text:c="4"/>max_sum = 0</text:p>
      <text:p text:style-name="P4"><text:s text:c="4"/>for a in sums:</text:p>
      <text:p text:style-name="P4"><text:s text:c="8"/>if sums[a] &gt; ans:</text:p>
      <text:p text:style-name="P4"><text:s text:c="12"/>ans = sums[a]</text:p>
      <text:p text:style-name="P4"><text:s text:c="12"/>max_sum = a</text:p>
      <text:p text:style-name="P4"><text:s text:c="8"/>elif sums[a] == ans:</text:p>
      <text:p text:style-name="P4"><text:s text:c="12"/>if max_sum &lt; a: </text:p>
      <text:p text:style-name="P4"><text:s text:c="16"/>ans = sums[a]</text:p>
      <text:p text:style-name="P4"><text:s text:c="16"/>max_sum = a</text:p>
      <text:p text:style-name="P4"/>
      <text:p text:style-name="P4"><text:s text:c="4"/>print(max_sum, ans)</text:p>
      <text:p text:style-name="P4"/>
      <text:p text:style-name="P4"/>
      <text:p text:style-name="P4">sliding([1,4,2,3,2,1,3,4,2],4)</text:p>
      <text:p text:style-name="P4">sliding([1, 4, 2, 3, 2, 1, 3, 4, 2], 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3T13:55:48.015860452</meta:creation-date>
    <dc:date>2021-06-23T16:39:14.720427979</dc:date>
    <meta:editing-duration>PT1H49M45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5" meta:paragraph-count="145" meta:word-count="761" meta:character-count="5742" meta:non-whitespace-character-count="4501"/>
  </office:meta>
</office:document-meta>
</file>